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42.4">
            <text:p>42.400</text:p>
          </table:table-cell>
          <table:table-cell office:value-type="float" office:value="10">
            <text:p>10</text:p>
          </table:table-cell>
          <table:table-cell table:formula="of:=[.C3]*1.01" office:value-type="float" office:value="46.8359781174351">
            <text:p>46.8360</text:p>
          </table:table-cell>
          <table:table-cell table:style-name="ce2" office:value-type="float" office:value="88.98">
            <text:p>88.98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98.289276719089">
            <text:p>98.2893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0.15">
            <text:p>30.15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3.3043570811478">
            <text:p>33.3044</text:p>
          </table:table-cell>
          <table:table-cell table:style-name="ce2" office:value-type="float" office:value="35.17">
            <text:p>35.1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8495601507121">
            <text:p>38.8496</text:p>
          </table:table-cell>
          <table:table-cell table:style-name="ce2" office:value-type="float" office:value="89.24">
            <text:p>89.24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5764784716959">
            <text:p>98.5765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42.4">
            <text:p>42.4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46.3722555618169">
            <text:p>46.3723</text:p>
          </table:table-cell>
          <table:table-cell table:style-name="ce3" table:formula="of:=[.D2]" office:value-type="float" office:value="88.98">
            <text:p>88.98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97.3161155634544">
            <text:p>97.3161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0.15">
            <text:p>30.15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2.9746109714335">
            <text:p>32.9746</text:p>
          </table:table-cell>
          <table:table-cell table:style-name="ce3" table:formula="of:=[.V2]" office:value-type="float" office:value="35.17">
            <text:p>35.1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8.464911040309">
            <text:p>38.4649</text:p>
          </table:table-cell>
          <table:table-cell table:style-name="ce3" table:formula="of:=[.Y2]" office:value-type="float" office:value="89.24">
            <text:p>89.24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6004737343524">
            <text:p>97.6005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42.4">
            <text:p>42.4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45.9131243186306">
            <text:p>45.9131</text:p>
          </table:table-cell>
          <table:table-cell table:style-name="ce3" table:formula="of:=[.D3]" office:value-type="float" office:value="88.98">
            <text:p>88.98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96.3525896667866">
            <text:p>96.352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0.15">
            <text:p>30.15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2.6481296746866">
            <text:p>32.6481</text:p>
          </table:table-cell>
          <table:table-cell table:style-name="ce3" table:formula="of:=[.V3]" office:value-type="float" office:value="35.17">
            <text:p>35.1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8.0840703369396">
            <text:p>38.0841</text:p>
          </table:table-cell>
          <table:table-cell table:style-name="ce3" table:formula="of:=[.Y3]" office:value-type="float" office:value="89.24">
            <text:p>89.24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6341324102499">
            <text:p>96.6341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42.4">
            <text:p>42.4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45.4585389293372">
            <text:p>45.4585</text:p>
          </table:table-cell>
          <table:table-cell table:style-name="ce3" table:formula="of:=[.D4]" office:value-type="float" office:value="88.98">
            <text:p>88.98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95.3986036304817">
            <text:p>95.3986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0.15">
            <text:p>30.15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2.3248808660264">
            <text:p>32.3249</text:p>
          </table:table-cell>
          <table:table-cell table:style-name="ce3" table:formula="of:=[.V4]" office:value-type="float" office:value="35.17">
            <text:p>35.1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7070003336035">
            <text:p>37.7070</text:p>
          </table:table-cell>
          <table:table-cell table:style-name="ce3" table:formula="of:=[.Y4]" office:value-type="float" office:value="89.24">
            <text:p>89.24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6773588220296">
            <text:p>95.6774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42.4">
            <text:p>42.4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45.0084543854824">
            <text:p>45.0085</text:p>
          </table:table-cell>
          <table:table-cell table:style-name="ce3" table:formula="of:=[.D5]" office:value-type="float" office:value="88.98">
            <text:p>88.98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94.454063000477">
            <text:p>94.4541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0.15">
            <text:p>30.15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2.0048325406202">
            <text:p>32.0048</text:p>
          </table:table-cell>
          <table:table-cell table:style-name="ce3" table:formula="of:=[.V5]" office:value-type="float" office:value="35.17">
            <text:p>35.1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7.3336636966372">
            <text:p>37.3337</text:p>
          </table:table-cell>
          <table:table-cell table:style-name="ce3" table:formula="of:=[.Y5]" office:value-type="float" office:value="89.24">
            <text:p>89.24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7300582396332">
            <text:p>94.730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42.4">
            <text:p>42.4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44.56282612424">
            <text:p>44.5628</text:p>
          </table:table-cell>
          <table:table-cell table:style-name="ce3" table:formula="of:=[.D6]" office:value-type="float" office:value="88.98">
            <text:p>88.98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93.518874257898">
            <text:p>93.5189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0.15">
            <text:p>30.15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1.687953010515">
            <text:p>31.6880</text:p>
          </table:table-cell>
          <table:table-cell table:style-name="ce3" table:formula="of:=[.V6]" office:value-type="float" office:value="35.17">
            <text:p>35.1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964023462017">
            <text:p>36.9640</text:p>
          </table:table-cell>
          <table:table-cell table:style-name="ce3" table:formula="of:=[.Y6]" office:value-type="float" office:value="89.24">
            <text:p>89.24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792136870924">
            <text:p>93.7921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42.4">
            <text:p>42.4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44.121610024">
            <text:p>44.1216</text:p>
          </table:table-cell>
          <table:table-cell table:style-name="ce3" table:formula="of:=[.D7]" office:value-type="float" office:value="88.98">
            <text:p>88.98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92.5929448098">
            <text:p>92.5929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0.15">
            <text:p>30.15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1.3742109015">
            <text:p>31.3742</text:p>
          </table:table-cell>
          <table:table-cell table:style-name="ce3" table:formula="of:=[.V7]" office:value-type="float" office:value="35.17">
            <text:p>35.1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5980430317">
            <text:p>36.5980</text:p>
          </table:table-cell>
          <table:table-cell table:style-name="ce3" table:formula="of:=[.Y7]" office:value-type="float" office:value="89.24">
            <text:p>89.24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8635018524">
            <text:p>92.8635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42.4">
            <text:p>42.4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43.6847624">
            <text:p>43.6848</text:p>
          </table:table-cell>
          <table:table-cell table:style-name="ce3" table:formula="of:=[.D8]" office:value-type="float" office:value="88.98">
            <text:p>88.98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91.67618298">
            <text:p>91.6762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0.15">
            <text:p>30.15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1.06357515">
            <text:p>31.0636</text:p>
          </table:table-cell>
          <table:table-cell table:style-name="ce3" table:formula="of:=[.V8]" office:value-type="float" office:value="35.17">
            <text:p>35.1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6.23568617">
            <text:p>36.2357</text:p>
          </table:table-cell>
          <table:table-cell table:style-name="ce3" table:formula="of:=[.Y8]" office:value-type="float" office:value="89.24">
            <text:p>89.24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94406124">
            <text:p>91.944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42.4">
            <text:p>42.4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43.25224">
            <text:p>43.2522</text:p>
          </table:table-cell>
          <table:table-cell table:style-name="ce3" table:formula="of:=[.D9]" office:value-type="float" office:value="88.98">
            <text:p>88.98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90.768498">
            <text:p>90.7685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0.15">
            <text:p>30.15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0.756015">
            <text:p>30.7560</text:p>
          </table:table-cell>
          <table:table-cell table:style-name="ce3" table:formula="of:=[.V9]" office:value-type="float" office:value="35.17">
            <text:p>35.1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876917">
            <text:p>35.8769</text:p>
          </table:table-cell>
          <table:table-cell table:style-name="ce3" table:formula="of:=[.Y9]" office:value-type="float" office:value="89.24">
            <text:p>89.24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1.033724">
            <text:p>91.0337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42.4">
            <text:p>42.4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42.824">
            <text:p>42.8240</text:p>
          </table:table-cell>
          <table:table-cell table:style-name="ce3" table:formula="of:=[.D10]" office:value-type="float" office:value="88.98">
            <text:p>88.98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89.8698">
            <text:p>89.8698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0.15">
            <text:p>30.15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0.4515">
            <text:p>30.4515</text:p>
          </table:table-cell>
          <table:table-cell table:style-name="ce3" table:formula="of:=[.V10]" office:value-type="float" office:value="35.17">
            <text:p>35.1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5217">
            <text:p>35.5217</text:p>
          </table:table-cell>
          <table:table-cell table:style-name="ce3" table:formula="of:=[.Y10]" office:value-type="float" office:value="89.24">
            <text:p>89.24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90.1324">
            <text:p>90.1324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42.4">
            <text:p>42.4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42.4">
            <text:p>42.4000</text:p>
          </table:table-cell>
          <table:table-cell table:style-name="ce3" table:formula="of:=[.D11]" office:value-type="float" office:value="88.98">
            <text:p>88.98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88.98">
            <text:p>88.98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0.15">
            <text:p>30.15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0.15">
            <text:p>30.1500</text:p>
          </table:table-cell>
          <table:table-cell table:style-name="ce3" table:formula="of:=[.V11]" office:value-type="float" office:value="35.17">
            <text:p>35.1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5.17">
            <text:p>35.1700</text:p>
          </table:table-cell>
          <table:table-cell table:style-name="ce3" table:formula="of:=[.Y11]" office:value-type="float" office:value="89.24">
            <text:p>89.24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24">
            <text:p>89.24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42.4">
            <text:p>42.4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41.980198019802">
            <text:p>41.9802</text:p>
          </table:table-cell>
          <table:table-cell table:style-name="ce3" table:formula="of:=[.D12]" office:value-type="float" office:value="88.98">
            <text:p>88.98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88.0990099009901">
            <text:p>88.0990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0.15">
            <text:p>30.15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9.8514851485149">
            <text:p>29.8515</text:p>
          </table:table-cell>
          <table:table-cell table:style-name="ce3" table:formula="of:=[.V12]" office:value-type="float" office:value="35.17">
            <text:p>35.1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8217821782178">
            <text:p>34.8218</text:p>
          </table:table-cell>
          <table:table-cell table:style-name="ce3" table:formula="of:=[.Y12]" office:value-type="float" office:value="89.24">
            <text:p>89.24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3564356435643">
            <text:p>88.3564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42.4">
            <text:p>42.4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41.5645524948534">
            <text:p>41.5646</text:p>
          </table:table-cell>
          <table:table-cell table:style-name="ce3" table:formula="of:=[.D13]" office:value-type="float" office:value="88.98">
            <text:p>88.98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87.2267424762278">
            <text:p>87.226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0.15">
            <text:p>30.15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9.5559258896187">
            <text:p>29.5559</text:p>
          </table:table-cell>
          <table:table-cell table:style-name="ce3" table:formula="of:=[.V13]" office:value-type="float" office:value="35.17">
            <text:p>35.1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4.4770120576414">
            <text:p>34.4770</text:p>
          </table:table-cell>
          <table:table-cell table:style-name="ce3" table:formula="of:=[.Y13]" office:value-type="float" office:value="89.24">
            <text:p>89.24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4816194490736">
            <text:p>87.481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42.4">
            <text:p>42.4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1.1530222721321">
            <text:p>41.1530</text:p>
          </table:table-cell>
          <table:table-cell table:style-name="ce3" table:formula="of:=[.D14]" office:value-type="float" office:value="88.98">
            <text:p>88.98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86.3631113626018">
            <text:p>86.3631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0.15">
            <text:p>30.15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9.2632929600185">
            <text:p>29.2633</text:p>
          </table:table-cell>
          <table:table-cell table:style-name="ce3" table:formula="of:=[.V14]" office:value-type="float" office:value="35.17">
            <text:p>35.1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4.1356555026153">
            <text:p>34.1357</text:p>
          </table:table-cell>
          <table:table-cell table:style-name="ce3" table:formula="of:=[.Y14]" office:value-type="float" office:value="89.24">
            <text:p>89.24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615464801063">
            <text:p>86.6155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42.4">
            <text:p>42.4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0.7455666060714">
            <text:p>40.7456</text:p>
          </table:table-cell>
          <table:table-cell table:style-name="ce3" table:formula="of:=[.D15]" office:value-type="float" office:value="88.98">
            <text:p>88.98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85.508031052081">
            <text:p>85.5080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0.15">
            <text:p>30.15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28.9735573861569">
            <text:p>28.9736</text:p>
          </table:table-cell>
          <table:table-cell table:style-name="ce3" table:formula="of:=[.V15]" office:value-type="float" office:value="35.17">
            <text:p>35.1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7976787154606">
            <text:p>33.7977</text:p>
          </table:table-cell>
          <table:table-cell table:style-name="ce3" table:formula="of:=[.Y15]" office:value-type="float" office:value="89.24">
            <text:p>89.24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7578859416465">
            <text:p>85.7579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42.4">
            <text:p>42.4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40.3421451545261">
            <text:p>40.3421</text:p>
          </table:table-cell>
          <table:table-cell table:style-name="ce3" table:formula="of:=[.D16]" office:value-type="float" office:value="88.98">
            <text:p>88.98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84.6614168832485">
            <text:p>84.661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0.15">
            <text:p>30.15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28.6866904813435">
            <text:p>28.6867</text:p>
          </table:table-cell>
          <table:table-cell table:style-name="ce3" table:formula="of:=[.V16]" office:value-type="float" office:value="35.17">
            <text:p>35.1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3.4630482331294">
            <text:p>33.4630</text:p>
          </table:table-cell>
          <table:table-cell table:style-name="ce3" table:formula="of:=[.Y16]" office:value-type="float" office:value="89.24">
            <text:p>89.24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9087979620263">
            <text:p>84.9088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42.4">
            <text:p>42.4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9.9427179747784">
            <text:p>39.9427</text:p>
          </table:table-cell>
          <table:table-cell table:style-name="ce3" table:formula="of:=[.D17]" office:value-type="float" office:value="88.98">
            <text:p>88.98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83.8231850329193">
            <text:p>83.8232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0.15">
            <text:p>30.15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28.4026638429143">
            <text:p>28.4027</text:p>
          </table:table-cell>
          <table:table-cell table:style-name="ce3" table:formula="of:=[.V17]" office:value-type="float" office:value="35.17">
            <text:p>35.1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3.1317309238905">
            <text:p>33.1317</text:p>
          </table:table-cell>
          <table:table-cell table:style-name="ce3" table:formula="of:=[.Y17]" office:value-type="float" office:value="89.24">
            <text:p>89.24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4.0681167940854">
            <text:p>84.0681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42.4">
            <text:p>42.4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9.5472455195825">
            <text:p>39.5472</text:p>
          </table:table-cell>
          <table:table-cell table:style-name="ce3" table:formula="of:=[.D18]" office:value-type="float" office:value="88.98">
            <text:p>88.98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82.9932525078409">
            <text:p>82.9933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0.15">
            <text:p>30.15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8.1214493494201">
            <text:p>28.1214</text:p>
          </table:table-cell>
          <table:table-cell table:style-name="ce3" table:formula="of:=[.V18]" office:value-type="float" office:value="35.17">
            <text:p>35.1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8036939840499">
            <text:p>32.8037</text:p>
          </table:table-cell>
          <table:table-cell table:style-name="ce3" table:formula="of:=[.Y18]" office:value-type="float" office:value="89.24">
            <text:p>89.24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2357592020648">
            <text:p>83.235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42.4">
            <text:p>42.4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9.15568863325">
            <text:p>39.1557</text:p>
          </table:table-cell>
          <table:table-cell table:style-name="ce3" table:formula="of:=[.D19]" office:value-type="float" office:value="88.98">
            <text:p>88.98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82.1715371364762">
            <text:p>82.1715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0.15">
            <text:p>30.15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7.8430191578417">
            <text:p>27.8430</text:p>
          </table:table-cell>
          <table:table-cell table:style-name="ce3" table:formula="of:=[.V19]" office:value-type="float" office:value="35.17">
            <text:p>35.1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4789049347029">
            <text:p>32.4789</text:p>
          </table:table-cell>
          <table:table-cell table:style-name="ce3" table:formula="of:=[.Y19]" office:value-type="float" office:value="89.24">
            <text:p>89.24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4116427743215">
            <text:p>82.4116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42.4">
            <text:p>42.4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8.7680085477723">
            <text:p>38.7680</text:p>
          </table:table-cell>
          <table:table-cell table:style-name="ce3" table:formula="of:=[.D20]" office:value-type="float" office:value="88.98">
            <text:p>88.98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81.3579575608675">
            <text:p>81.3580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0.15">
            <text:p>30.15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7.5673457008334">
            <text:p>27.5673</text:p>
          </table:table-cell>
          <table:table-cell table:style-name="ce3" table:formula="of:=[.V20]" office:value-type="float" office:value="35.17">
            <text:p>35.1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2.1573316185177">
            <text:p>32.1573</text:p>
          </table:table-cell>
          <table:table-cell table:style-name="ce3" table:formula="of:=[.Y20]" office:value-type="float" office:value="89.24">
            <text:p>89.24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5956859151698">
            <text:p>81.595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42.4">
            <text:p>42.4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38.3841668789825">
            <text:p>38.3842</text:p>
          </table:table-cell>
          <table:table-cell table:style-name="ce3" table:formula="of:=[.D21]" office:value-type="float" office:value="88.98">
            <text:p>88.98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80.5524332285817">
            <text:p>80.5524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0.15">
            <text:p>30.15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7.2944016839934">
            <text:p>27.2944</text:p>
          </table:table-cell>
          <table:table-cell table:style-name="ce3" table:formula="of:=[.V21]" office:value-type="float" office:value="35.17">
            <text:p>35.1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8389421965522">
            <text:p>31.8389</text:p>
          </table:table-cell>
          <table:table-cell table:style-name="ce3" table:formula="of:=[.Y21]" office:value-type="float" office:value="89.24">
            <text:p>89.24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7878078368018">
            <text:p>80.787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7.73">
            <text:p>87.7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908499062325">
            <text:p>96.9085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222">
            <text:p>1.222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34984823725249">
            <text:p>1.3498</text:p>
          </table:table-cell>
          <table:table-cell table:style-name="ce2" office:value-type="float" office:value="1.295">
            <text:p>1.295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43048565240751">
            <text:p>1.4305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7.73">
            <text:p>87.7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949008972599">
            <text:p>95.9490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222">
            <text:p>1.222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33648340322029">
            <text:p>1.3365</text:p>
          </table:table-cell>
          <table:table-cell table:style-name="ce3" table:formula="of:=[.Y25]" office:value-type="float" office:value="1.295">
            <text:p>1.295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41632242812625">
            <text:p>1.416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7.73">
            <text:p>87.7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9990187847515">
            <text:p>94.9990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222">
            <text:p>1.222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32325089427751">
            <text:p>1.3233</text:p>
          </table:table-cell>
          <table:table-cell table:style-name="ce3" table:formula="of:=[.Y26]" office:value-type="float" office:value="1.295">
            <text:p>1.295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40229943378836">
            <text:p>1.4023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7.73">
            <text:p>87.7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4.058434440348">
            <text:p>94.0584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222">
            <text:p>1.222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31014940027477">
            <text:p>1.3101</text:p>
          </table:table-cell>
          <table:table-cell table:style-name="ce3" table:formula="of:=[.Y27]" office:value-type="float" office:value="1.295">
            <text:p>1.295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38841528097858">
            <text:p>1.3884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7.73">
            <text:p>87.7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3.1271628122257">
            <text:p>93.1272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222">
            <text:p>1.222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9717762403442">
            <text:p>1.2972</text:p>
          </table:table-cell>
          <table:table-cell table:style-name="ce3" table:formula="of:=[.Y28]" office:value-type="float" office:value="1.295">
            <text:p>1.295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37466859502829">
            <text:p>1.3747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7.73">
            <text:p>87.73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2.205111695273">
            <text:p>92.2051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222">
            <text:p>1.222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843342812222">
            <text:p>1.2843</text:p>
          </table:table-cell>
          <table:table-cell table:style-name="ce3" table:formula="of:=[.Y29]" office:value-type="float" office:value="1.295">
            <text:p>1.295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3610580148795">
            <text:p>1.3611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7.73">
            <text:p>87.7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1.2921897973">
            <text:p>91.2922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222">
            <text:p>1.222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27161810022">
            <text:p>1.2716</text:p>
          </table:table-cell>
          <table:table-cell table:style-name="ce3" table:formula="of:=[.Y30]" office:value-type="float" office:value="1.295">
            <text:p>1.295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34758219295">
            <text:p>1.3476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7.73">
            <text:p>87.7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0.38830673">
            <text:p>90.3883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222">
            <text:p>1.222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259027822">
            <text:p>1.2590</text:p>
          </table:table-cell>
          <table:table-cell table:style-name="ce3" table:formula="of:=[.Y31]" office:value-type="float" office:value="1.295">
            <text:p>1.295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334239795">
            <text:p>1.3342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7.73">
            <text:p>87.7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9.493373">
            <text:p>89.4934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222">
            <text:p>1.222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2465622">
            <text:p>1.2466</text:p>
          </table:table-cell>
          <table:table-cell table:style-name="ce3" table:formula="of:=[.Y32]" office:value-type="float" office:value="1.295">
            <text:p>1.295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3210295">
            <text:p>1.3210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7.73">
            <text:p>87.7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6073">
            <text:p>88.6073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222">
            <text:p>1.222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23422">
            <text:p>1.2342</text:p>
          </table:table-cell>
          <table:table-cell table:style-name="ce3" table:formula="of:=[.Y33]" office:value-type="float" office:value="1.295">
            <text:p>1.295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30795">
            <text:p>1.3080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7.73">
            <text:p>87.73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7.73">
            <text:p>87.73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222">
            <text:p>1.222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222">
            <text:p>1.2220</text:p>
          </table:table-cell>
          <table:table-cell table:style-name="ce3" table:formula="of:=[.Y34]" office:value-type="float" office:value="1.295">
            <text:p>1.295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295">
            <text:p>1.29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7.73">
            <text:p>87.73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6.8613861386139">
            <text:p>86.8614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222">
            <text:p>1.222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20990099009901">
            <text:p>1.2099</text:p>
          </table:table-cell>
          <table:table-cell table:style-name="ce3" table:formula="of:=[.Y35]" office:value-type="float" office:value="1.295">
            <text:p>1.295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28217821782178">
            <text:p>1.2822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7.73">
            <text:p>87.73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6.0013724144692">
            <text:p>86.0014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222">
            <text:p>1.222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9792177237526">
            <text:p>1.1979</text:p>
          </table:table-cell>
          <table:table-cell table:style-name="ce3" table:formula="of:=[.Y36]" office:value-type="float" office:value="1.295">
            <text:p>1.295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26948338398196">
            <text:p>1.2695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7.73">
            <text:p>87.7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5.1498736776923">
            <text:p>85.1499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222">
            <text:p>1.222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8606116076758">
            <text:p>1.1861</text:p>
          </table:table-cell>
          <table:table-cell table:style-name="ce3" table:formula="of:=[.Y37]" office:value-type="float" office:value="1.295">
            <text:p>1.295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2569142415663">
            <text:p>1.2569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7.73">
            <text:p>87.7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4.3068056214775">
            <text:p>84.3068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222">
            <text:p>1.222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74317980958">
            <text:p>1.1743</text:p>
          </table:table-cell>
          <table:table-cell table:style-name="ce3" table:formula="of:=[.Y38]" office:value-type="float" office:value="1.295">
            <text:p>1.295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24446954610525">
            <text:p>1.2445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7.73">
            <text:p>87.73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3.4720847737401">
            <text:p>83.4721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222">
            <text:p>1.222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16269107025545">
            <text:p>1.1627</text:p>
          </table:table-cell>
          <table:table-cell table:style-name="ce3" table:formula="of:=[.Y39]" office:value-type="float" office:value="1.295">
            <text:p>1.295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23214806545074">
            <text:p>1.2321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7.73">
            <text:p>87.7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6456284888516">
            <text:p>82.6456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222">
            <text:p>1.222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15117927748064">
            <text:p>1.1512</text:p>
          </table:table-cell>
          <table:table-cell table:style-name="ce3" table:formula="of:=[.Y40]" office:value-type="float" office:value="1.295">
            <text:p>1.295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2199485796542">
            <text:p>1.2199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7.73">
            <text:p>87.7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827354939457">
            <text:p>81.8274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222">
            <text:p>1.222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13978146285212">
            <text:p>1.1398</text:p>
          </table:table-cell>
          <table:table-cell table:style-name="ce3" table:formula="of:=[.Y41]" office:value-type="float" office:value="1.295">
            <text:p>1.295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20786988084574">
            <text:p>1.2079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7.73">
            <text:p>87.7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1.0171831083732">
            <text:p>81.0172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222">
            <text:p>1.222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12849649787339">
            <text:p>1.1285</text:p>
          </table:table-cell>
          <table:table-cell table:style-name="ce3" table:formula="of:=[.Y42]" office:value-type="float" office:value="1.295">
            <text:p>1.295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19591077311459">
            <text:p>1.195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7.73">
            <text:p>87.7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0.2150327805676">
            <text:p>80.2150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222">
            <text:p>1.222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11732326522117">
            <text:p>1.1173</text:p>
          </table:table-cell>
          <table:table-cell table:style-name="ce3" table:formula="of:=[.Y43]" office:value-type="float" office:value="1.295">
            <text:p>1.295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18407007239069">
            <text:p>1.1841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7.73">
            <text:p>87.7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9.4208245352154">
            <text:p>79.4208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222">
            <text:p>1.222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10626065863483">
            <text:p>1.1063</text:p>
          </table:table-cell>
          <table:table-cell table:style-name="ce3" table:formula="of:=[.Y44]" office:value-type="float" office:value="1.295">
            <text:p>1.295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17234660632741">
            <text:p>1.172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86545">
            <text:p>78654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206077">
            <text:p>220607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2015／04／23</text:date>, <text:time>15:13:4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23T15:13:49.01</dc:date>
    <meta:editing-duration>P32DT12H23M40S</meta:editing-duration>
    <meta:editing-cycles>105</meta:editing-cycles>
    <meta:generator>OpenOffice/4.1.1$Win32 OpenOffice.org_project/411m6$Build-9775</meta:generator>
    <meta:document-statistic meta:table-count="6" meta:cell-count="3467" meta:object-count="0"/>
  </office:meta>
</office:document-meta>
</file>